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ujet que j'aimerais aborder :</text:p>
      <text:p text:style-name="Standard"/>
      <text:p text:style-name="Standard"/>
      <text:p text:style-name="Standard"/>
      <text:p text:style-name="Standard"/>
      <text:p text:style-name="Standard"/>
      <text:p text:style-name="Standard"/>
      <text:p text:style-name="Standard"/>
      <text:p text:style-name="Standard">Scénario</text:p>
      <text:p text:style-name="Standard"/>
      <text:p text:style-name="Standard">Les corps des cavalier de l'apocalypse ont fini par depérire après quelque année de bon et loyaux services il est donc temps pour eux de se retrouver une nouvelle enveloppe charnelle </text:p>
      <text:p text:style-name="Standard"/>
      <text:p text:style-name="Standard">Ces dernier vont devoir tester leur corps, afin de s'assuré de leur fiablilité.</text:p>
      <text:p text:style-name="Standard">vont devoir affronter successivement plusieurs puissant démons</text:p>
      <text:p text:style-name="Standard"/>
      <text:p text:style-name="Standard">Chaque perso aura un passer qui lui est propre</text:p>
      <text:p text:style-name="Standard"/>
      <text:p text:style-name="Standard">Famine :</text:p>
      <text:p text:style-name="Standard"/>
      <text:p text:style-name="Standard">Famine est un grand artise dans l'ame, et il a un jeux d'acteur sans egale en enfers</text:p>
      <text:p text:style-name="Standard">c'est pour cela qu'il adore observer sont sa future envellope de sont vivant, pour l'etuditer, pour comprendre sont mode de vie,ces choix, et pouvoir adopter sa personnalité, sur tout la durée ou elle va posseder sont corps.</text:p>
      <text:p text:style-name="Standard"/>
      <text:p text:style-name="Standard">Et cette fois si, c'est un vieu fermier du nom de Samuelle qui fut ca victime.</text:p>
      <text:p text:style-name="Standard"/>
      <text:p text:style-name="Standard">Samuelle etait un cliché vivant, un campagnards caractérielle et violent couper de la société</text:p>
      <text:p text:style-name="Standard">il se contentait de faire sont travaille, et d'aller jouer et boire avec le peut d'amis qu'il avait</text:p>
      <text:p text:style-name="Standard"/>
      <text:p text:style-name="Standard">quand il s'adressait au gent, il mâchait un mot sur deux, il parlait vite, et il fesait sentire sont désengoument quand il s'agissait de s'adresser a d'autre personne, borné comme personne, Samuelle <text:s/>a fini par provoquer un peut trop la garde de sont seigneur, il a fini transpercer par leur lance <text:s/></text:p>
      <text:p text:style-name="Standard"/>
      <text:p text:style-name="Standard">Pestillence :</text:p>
      <text:p text:style-name="Standard"/>
      <text:p text:style-name="Standard"/>
      <text:p text:style-name="Standard"/>
      <text:p text:style-name="Standard">Mort :</text:p>
      <text:p text:style-name="Standard"/>
      <text:p text:style-name="Standard">Danielle, etait a l'origine un recelleur, il etait chargé de sont vivant de recuperé les production que les paysan locaux devait a leur roi, froid et executife, Danielle n'avais pas grand chose a faire de ces semblables, pour lui un humain qu'il soit vivant, ou bout d'une pique, a autant de valeurs <text:s/></text:p>
      <text:p text:style-name="Standard"/>
      <text:p text:style-name="Standard">Danielle etait un exécutant, un bon exécutant, les conséquence et raison de ces actes lui en importait peu, il allait recuperé ces taxes comme on le lui demandait, et il sanctionnait les travailleurs qui manquait a leur devoir, les ssanction appliquer dépendait grandement de sont rois</text:p>
      <text:p text:style-name="Standard">mais mort etait aussi reconnu pour ces talent de traqueur, quand la rumeur de la présences de cultiste païen, se fesait entendre, Danielle était souvent apeller pour les traquer et les déloger</text:p>
      <text:p text:style-name="Standard">sont talent a fait sa réputation jusqu'à satan</text:p>
      <text:p text:style-name="Standard"/>
      <text:p text:style-name="Standard">Quand l'ame de death eu le besoin de se réincarné , il choisie le corp de Danielle pour ca résuréction</text:p>
      <text:p text:style-name="Standard"><text:soft-page-break/>ce dorp en pleine fleur de l'age etait deja tailler pour le combat et le meurtre, ironiquement, Danielle <text:s/>fut alors rappeller par satan, pour echanger sont corps contre une plache de choix, en tent que gradé de l'armée des enfers</text:p>
      <text:p text:style-name="Standard"/>
      <text:p text:style-name="Standard"/>
      <text:p text:style-name="Standard"/>
      <text:p text:style-name="Standard"/>
      <text:p text:style-name="Standard">War :</text:p>
      <text:p text:style-name="Standard"/>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3-29T00:05:13.95</dc:date>
    <meta:generator>OpenOffice/4.1.1$Win32 OpenOffice.org_project/411m6$Build-9775</meta:generator>
    <meta:editing-duration>PT2H15M44S</meta:editing-duration>
    <meta:editing-cycles>141</meta:editing-cycles>
    <meta:document-statistic meta:table-count="0" meta:image-count="0" meta:object-count="0" meta:page-count="2" meta:paragraph-count="23" meta:word-count="425" meta:character-count="2473"/>
  </office:meta>
</office:document-meta>
</file>